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cm" svg:y1="14.2cm" svg:x2="22cm" svg:y2="14.1cm">
          <text:p/>
        </draw:line>
        <draw:line draw:style-name="gr1" draw:text-style-name="P1" draw:layer="layout" svg:x1="5.8cm" svg:y1="14.3cm" svg:x2="5.8cm" svg:y2="6.4cm">
          <text:p/>
        </draw:line>
        <draw:line draw:style-name="gr2" draw:text-style-name="P1" draw:layer="layout" svg:x1="8.8cm" svg:y1="6.8cm" svg:x2="8.8cm" svg:y2="14.2cm">
          <text:p/>
        </draw:line>
        <draw:line draw:style-name="gr2" draw:text-style-name="P1" draw:layer="layout" svg:x1="11.75cm" svg:y1="6.75cm" svg:x2="11.75cm" svg:y2="14.15cm">
          <text:p/>
        </draw:line>
        <draw:line draw:style-name="gr2" draw:text-style-name="P1" draw:layer="layout" svg:x1="14.65cm" svg:y1="6.75cm" svg:x2="14.65cm" svg:y2="14.15cm">
          <text:p/>
        </draw:line>
        <draw:line draw:style-name="gr2" draw:text-style-name="P1" draw:layer="layout" svg:x1="17.55cm" svg:y1="6.75cm" svg:x2="17.55cm" svg:y2="14.15cm">
          <text:p/>
        </draw:line>
        <draw:line draw:style-name="gr2" draw:text-style-name="P1" draw:layer="layout" svg:x1="20.35cm" svg:y1="6.75cm" svg:x2="20.35cm" svg:y2="14.15cm">
          <text:p/>
        </draw:line>
        <draw:frame draw:style-name="gr3" draw:text-style-name="P2" draw:layer="layout" svg:width="2.9cm" svg:height="2.299cm" svg:x="5.9cm" svg:y="7.5cm">
          <draw:text-box>
            <text:p text:style-name="P2"><text:span text:style-name="T1">Innovation</text:span></text:p>
            <text:p text:style-name="P2"><text:span text:style-name="T1">(Experiment and Prototype)</text:span></text:p>
          </draw:text-box>
        </draw:frame>
        <draw:frame draw:style-name="gr3" draw:text-style-name="P2" draw:layer="layout" svg:width="2.9cm" svg:height="2.299cm" svg:x="8.8cm" svg:y="7.5cm">
          <draw:text-box>
            <text:p text:style-name="P2"><text:span text:style-name="T1">Validation and learn</text:span></text:p>
            <text:p text:style-name="P2"><text:span text:style-name="T1">(Build and test)</text:span></text:p>
          </draw:text-box>
        </draw:frame>
        <draw:frame draw:style-name="gr3" draw:text-style-name="P2" draw:layer="layout" svg:width="2.9cm" svg:height="1.9cm" svg:x="11.7cm" svg:y="7.5cm">
          <draw:text-box>
            <text:p text:style-name="P2"><text:span text:style-name="T1">Growth</text:span></text:p>
            <text:p text:style-name="P2"><text:span text:style-name="T1">(Scale)</text:span></text:p>
          </draw:text-box>
        </draw:frame>
        <draw:frame draw:style-name="gr3" draw:text-style-name="P2" draw:layer="layout" svg:width="2.9cm" svg:height="1.9cm" svg:x="14.7cm" svg:y="7.5cm">
          <draw:text-box>
            <text:p text:style-name="P2"><text:span text:style-name="T1">Maturity</text:span></text:p>
            <text:p text:style-name="P2"><text:span text:style-name="T1">(Efficient)</text:span></text:p>
          </draw:text-box>
        </draw:frame>
        <draw:frame draw:style-name="gr3" draw:text-style-name="P2" draw:layer="layout" svg:width="3.2cm" svg:height="1.9cm" svg:x="17.4cm" svg:y="7.5cm">
          <draw:text-box>
            <text:p text:style-name="P2"><text:span text:style-name="T1">Commodity</text:span></text:p>
            <text:p text:style-name="P2"><text:span text:style-name="T1">(Avoid)</text:span></text:p>
          </draw:text-box>
        </draw:frame>
        <draw:frame draw:style-name="gr4" draw:text-style-name="P3" draw:layer="layout" svg:width="4.1cm" svg:height="1cm" draw:transform="rotate (1.59086761319283) translate (4.8cm 10.9cm)">
          <draw:text-box>
            <text:p text:style-name="P3"><text:span text:style-name="T2">Functionality</text:span></text:p>
          </draw:text-box>
        </draw:frame>
        <draw:frame draw:style-name="gr5" draw:text-style-name="P2" draw:layer="layout" svg:width="2.9cm" svg:height="0.8cm" svg:x="19.2cm" svg:y="14.1cm">
          <draw:text-box>
            <text:p text:style-name="P2"><text:span text:style-name="T1">Time</text:span></text:p>
          </draw:text-box>
        </draw:frame>
        <draw:custom-shape draw:style-name="gr6" draw:text-style-name="P4" draw:layer="layout" svg:width="2cm" svg:height="1.4cm" svg:x="8.5cm" svg:y="14.2cm">
          <text:p text:style-name="P4"><text:span text:style-name="T3">MVP</text:span></text:p>
          <draw:enhanced-geometry svg:viewBox="0 0 21600 21600" draw:text-areas="?f0 ?f7 ?f2 21600" draw:mirror-horizontal="false" draw:mirror-vertical="false" draw:type="up-arrow" draw:modifiers="14862.5267665953 3885.714285714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2cm" svg:height="1.4cm" svg:x="10.7cm" svg:y="14.3cm">
          <text:p text:style-name="P4"><text:span text:style-name="T3">MMP</text:span></text:p>
          <draw:enhanced-geometry svg:viewBox="0 0 21600 21600" draw:text-areas="?f0 ?f7 ?f2 21600" draw:mirror-horizontal="false" draw:mirror-vertical="false" draw:type="up-arrow" draw:modifiers="12368.253968254 3705.941143808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4.1cm" svg:height="1cm" draw:transform="rotate (1.59086761319283) translate (11.7cm 11.119cm)">
          <draw:text-box>
            <text:p text:style-name="P4"><text:span text:style-name="T3">LAUNCH</text:span></text:p>
          </draw:text-box>
        </draw:frame>
        <draw:connector draw:style-name="gr7" draw:text-style-name="P1" draw:layer="layout" draw:type="curve" svg:x1="5.219cm" svg:y1="13.99cm" svg:x2="21.456cm" svg:y2="8.808cm" svg:d="m5219 13990c12178 0 4060-5182 16237-5182" svg:viewBox="0 0 16238 51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6-08-17T16:53:38</meta:creation-date>
    <dc:date>2016-08-17T17:12:25</dc:date>
    <dc:creator>Dario Palminio</dc:creator>
    <meta:editing-duration>PT3M36S</meta:editing-duration>
    <meta:editing-cycles>1</meta:editing-cycles>
    <meta:document-statistic meta:object-count="18"/>
    <meta:generator>LibreOffice/3.5$Linux_X86_64 LibreOffice_project/350m1$Build-2</meta:generator>
  </office:meta>
</office:document-meta>
</file>